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21b7" officeooo:paragraph-rsid="001f21b7"/>
    </style:style>
    <style:style style:name="P2" style:family="paragraph" style:parent-style-name="Standard" style:list-style-name="L1">
      <style:text-properties officeooo:rsid="001f21b7" officeooo:paragraph-rsid="001f21b7"/>
    </style:style>
    <style:style style:name="P3" style:family="paragraph" style:parent-style-name="Standard" style:list-style-name="L1">
      <style:text-properties officeooo:rsid="001f21b7" officeooo:paragraph-rsid="001f933e"/>
    </style:style>
    <style:style style:name="T1" style:family="text">
      <style:text-properties officeooo:rsid="001f933e"/>
    </style:style>
    <style:style style:name="T2" style:family="text">
      <style:text-properties officeooo:rsid="00216ec0"/>
    </style:style>
    <style:style style:name="T3" style:family="text">
      <style:text-properties officeooo:rsid="00231df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go spiega idempiere</text:p>
      <text:p text:style-name="P1"/>
      <text:p text:style-name="P1">obiettivo:</text:p>
      <text:p text:style-name="P1">trasformare la documentazione attuale su Nextcloud, quindi documenti in strutture gerarchiche annidate, in modo che sia fruibile da browser web usando il “motore” Hugo.</text:p>
      <text:p text:style-name="P1"/>
      <text:p text:style-name="P1">Todo list:</text:p>
      <text:list xml:id="list8588098384175452039" text:style-name="L1">
        <text:list-item>
          <text:p text:style-name="P2">creare il menu a discesa coerente con la struttura del filesystem <text:tab/><text:tab/>FATTO</text:p>
        </text:list-item>
        <text:list-item>
          <text:p text:style-name="P2">modificare logo principale<text:tab/><text:tab/><text:tab/><text:tab/><text:tab/><text:tab/><text:tab/>FATTO</text:p>
        </text:list-item>
        <text:list-item>
          <text:p text:style-name="P2">creare script per automatizzare tutto<text:tab/><text:tab/><text:tab/><text:tab/><text:tab/>…. in progress</text:p>
        </text:list-item>
        <text:list-item>
          <text:p text:style-name="P2">convertire i link ai video<text:tab/><text:tab/><text:tab/><text:tab/><text:tab/><text:tab/><text:tab/>FATTO</text:p>
        </text:list-item>
        <text:list-item>
          <text:p text:style-name="P2">convertire i link alle foto/immagini<text:tab/><text:tab/><text:tab/><text:tab/><text:tab/>----in progress</text:p>
        </text:list-item>
        <text:list-item>
          <text:p text:style-name="P3">creare link ad altri documenti interni sito<text:tab/><text:tab/><text:tab/><text:tab/><text:tab/><text:span text:style-name="T2">FATTO</text:span></text:p>
        </text:list-item>
        <text:list-item>
          <text:p text:style-name="P2">rendere la nomenclatura più “umana”</text:p>
        </text:list-item>
        <text:list-item>
          <text:p text:style-name="P2">...sostituire spazi con _ <text:tab/><text:tab/><text:tab/><text:tab/><text:tab/><text:tab/><text:span text:style-name="T3">serve?? forse no</text:span></text:p>
        </text:list-item>
        <text:list-item>
          <text:p text:style-name="P2">espandere i menù un livello alla volta</text:p>
        </text:list-item>
        <text:list-item>
          <text:p text:style-name="P2">parametrizzare <text:span text:style-name="T1">lo script a piacimen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3:34:26.137175647</meta:creation-date>
    <dc:date>2020-01-31T18:02:13.480656587</dc:date>
    <meta:editing-duration>PT4H7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10" meta:character-count="702" meta:non-whitespace-character-count="585"/>
  </office:meta>
</office:document-meta>
</file>